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7bd8" officeooo:paragraph-rsid="00007bd8"/>
    </style:style>
    <style:style style:name="P2" style:family="paragraph" style:parent-style-name="Standard">
      <style:text-properties officeooo:paragraph-rsid="00007bd8"/>
    </style:style>
    <style:style style:name="P3" style:family="paragraph" style:parent-style-name="Standard">
      <style:text-properties officeooo:rsid="0000ba4c" officeooo:paragraph-rsid="0000ba4c"/>
    </style:style>
    <style:style style:name="P4" style:family="paragraph" style:parent-style-name="Standard">
      <style:text-properties fo:font-weight="bold" officeooo:rsid="0000ba4c" officeooo:paragraph-rsid="0000ba4c" style:font-weight-asian="bold" style:font-weight-complex="bold"/>
    </style:style>
    <style:style style:name="P5" style:family="paragraph" style:parent-style-name="Standard">
      <style:text-properties fo:font-weight="bold" officeooo:rsid="00007bd8" officeooo:paragraph-rsid="00007bd8" style:font-weight-asian="bold" style:font-weight-complex="bold"/>
    </style:style>
    <style:style style:name="P6" style:family="paragraph" style:parent-style-name="Standard" style:list-style-name="L1">
      <style:text-properties officeooo:rsid="00007bd8" officeooo:paragraph-rsid="00007bd8"/>
    </style:style>
    <style:style style:name="P7" style:family="paragraph" style:parent-style-name="Standard" style:list-style-name="L2">
      <style:text-properties officeooo:rsid="00007bd8" officeooo:paragraph-rsid="00007bd8"/>
    </style:style>
    <style:style style:name="P8" style:family="paragraph" style:parent-style-name="Standard">
      <style:text-properties officeooo:rsid="00007bd8" officeooo:paragraph-rsid="00007bd8"/>
    </style:style>
    <style:style style:name="P9" style:family="paragraph" style:parent-style-name="Standard" style:list-style-name="L1">
      <style:text-properties officeooo:rsid="0002af24" officeooo:paragraph-rsid="0002af24"/>
    </style:style>
    <style:style style:name="P10" style:family="paragraph" style:parent-style-name="Standard" style:list-style-name="L2">
      <style:text-properties officeooo:rsid="00010a8f" officeooo:paragraph-rsid="00010a8f"/>
    </style:style>
    <style:style style:name="P11" style:family="paragraph" style:parent-style-name="Standard">
      <style:text-properties fo:font-weight="bold" officeooo:rsid="00037247" officeooo:paragraph-rsid="00037247" style:font-weight-asian="bold" style:font-weight-complex="bold"/>
    </style:style>
    <style:style style:name="T1" style:family="text">
      <style:text-properties officeooo:rsid="000419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yptographie IaaS (Cloud stuff etc.)</text:h>
      <text:p text:style-name="P1"/>
      <text:h text:style-name="Heading_20_2" text:outline-level="2">IMRAD Schema</text:h>
      <text:list xml:id="list5375966748892741541" text:style-name="L1">
        <text:list-item>
          <text:list>
            <text:list-item>
              <text:p text:style-name="P6">I: Introduction: Einfuehrung (Motivation, Abgrenzung (was ist nicht dabei?), Forschungsfrage, Gliederung der Arbeit); Grundlegende Konzepte (Technische Grundlagen)</text:p>
            </text:list-item>
            <text:list-item>
              <text:p text:style-name="P6">M: Methods: Rezept. Verwendete Methoden um Ergebnisse zu produzieren</text:p>
            </text:list-item>
            <text:list-item>
              <text:p text:style-name="P6">R: Results: Kuchen. Methods ↔ Results </text:p>
            </text:list-item>
            <text:list-item>
              <text:p text:style-name="P9">A: AND</text:p>
            </text:list-item>
            <text:list-item>
              <text:p text:style-name="P6">D: Discussion: <text:s/>Was bedeuten die Ergebnisse (...fuer Praxis und Forschung. Evtl. Call for research)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1">Bis Mitte Juni: <text:span text:style-name="T1">(16.6.14)!!!</text:span></text:p>
      <text:p text:style-name="P11"><text:tab/>Gliederung</text:p>
      <text:p text:style-name="P11"><text:tab/>Literatur</text:p>
      <text:p text:style-name="P1"/>
      <text:p text:style-name="P1"/>
      <text:p text:style-name="P1"/>
      <text:p text:style-name="P5">Anm.:</text:p>
      <text:list xml:id="list6075338336125327044" text:style-name="L2">
        <text:list-item>
          <text:p text:style-name="P7">Kriterien fuer die Auswahl des Cloud Anbieters</text:p>
        </text:list-item>
        <text:list-item>
          <text:p text:style-name="P10">Zitate: DIN 1505</text:p>
        </text:list-item>
        <text:list-item>
          <text:p text:style-name="P10">Latex nach moeglichkeit</text:p>
        </text:list-item>
        <text:list-item>
          <text:p text:style-name="P10">Dokumentation Code (Doxygen etc.)</text:p>
        </text:list-item>
      </text:list>
      <text:p text:style-name="P2"/>
      <text:p text:style-name="P2"/>
      <text:p text:style-name="P4">Buecher:</text:p>
      <text:p text:style-name="P3"><text:tab/>Erfolgreich Forschen, 3. Auflage</text:p>
      <text:p text:style-name="P3"><text:tab/><text:tab/>Ein Leitfaden für Bachelor-, Master-Studierende und Doktoranden</text:p>
      <text:p text:style-name="P3"><text:tab/><text:tab/>Armin Töpfer (Aut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3:52:47.964751411</meta:creation-date>
    <dc:date>2014-05-12T14:32:58.530222937</dc:date>
    <meta:editing-duration>PT8M5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9" meta:word-count="103" meta:character-count="732" meta:non-whitespace-character-count="648"/>
  </office:meta>
</office:document-meta>
</file>